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elvetica" svg:font-family="Helvetica" style:font-family-generic="swiss"/>
    <style:font-face style:name="Calibri" svg:font-family="Calibri" style:font-family-generic="roman" style:font-pitch="variable"/>
    <style:font-face style:name="Helvetica1" svg:font-family="Helvetica"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Noto Sans CJK SC Bold" svg:font-family="'Noto Sans CJK SC Bold'" style:font-family-generic="swiss" style:font-pitch="variable"/>
    <style:font-face style:name="DejaVu Sans" svg:font-family="'DejaVu Sans'" style:font-family-generic="system" style:font-pitch="variable"/>
    <style:font-face style:name="Helvetica2"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03cm" fo:margin-top="0cm" fo:margin-bottom="0cm" table:align="center" style:writing-mode="lr-tb"/>
    </style:style>
    <style:style style:name="Table1.A" style:family="table-column">
      <style:table-column-properties style:column-width="3.976cm"/>
    </style:style>
    <style:style style:name="Table1.1" style:family="table-row">
      <style:table-row-properties fo:keep-together="auto"/>
    </style:style>
    <style:style style:name="Table1.A1" style:family="table-cell">
      <style:table-cell-properties fo:padding-left="0.182cm" fo:padding-right="0.191cm" fo:padding-top="0cm" fo:padding-bottom="0cm" fo:border="0.5pt solid #00000a"/>
    </style:style>
    <style:style style:name="P1" style:family="paragraph" style:parent-style-name="Standard">
      <style:text-properties style:font-name="Helvetica1" fo:font-size="20pt" style:font-size-asian="20pt" style:font-name-complex="Times New Roman1"/>
    </style:style>
    <style:style style:name="P2" style:family="paragraph" style:parent-style-name="Standard">
      <style:text-properties style:font-name="Helvetica1" fo:font-size="20pt" style:font-size-asian="20pt" style:font-name-complex="Times New Roman1" style:font-size-complex="20pt"/>
    </style:style>
    <style:style style:name="P3" style:family="paragraph" style:parent-style-name="Standard">
      <style:text-properties style:font-name="Helvetica1" fo:font-size="20pt" officeooo:paragraph-rsid="000b1dc6" style:font-size-asian="20pt" style:font-name-complex="Times New Roman1" style:font-size-complex="20pt"/>
    </style:style>
    <style:style style:name="P4" style:family="paragraph" style:parent-style-name="Standard">
      <style:text-properties style:font-name="Helvetica1" fo:font-size="20pt" fo:language="en" fo:country="US" officeooo:paragraph-rsid="0005b7dc" style:font-size-asian="20pt" style:font-name-complex="Times New Roman1" style:font-size-complex="20pt"/>
    </style:style>
    <style:style style:name="P5" style:family="paragraph" style:parent-style-name="Standard">
      <style:text-properties style:font-name="Helvetica1" fo:font-size="20pt" fo:language="en" fo:country="US" officeooo:paragraph-rsid="00075a40" style:font-size-asian="20pt" style:font-name-complex="Times New Roman1" style:font-size-complex="20pt"/>
    </style:style>
    <style:style style:name="P6" style:family="paragraph" style:parent-style-name="Standard">
      <style:text-properties style:font-name="Helvetica1" fo:font-size="20pt" fo:language="en" fo:country="US" officeooo:paragraph-rsid="00084b4b" style:font-size-asian="20pt" style:font-name-complex="Times New Roman1" style:font-size-complex="20pt"/>
    </style:style>
    <style:style style:name="P7" style:family="paragraph" style:parent-style-name="Standard">
      <style:text-properties style:font-name="Helvetica1" fo:font-size="20pt" fo:language="en" fo:country="US" fo:font-weight="bold" officeooo:paragraph-rsid="00075a40" style:font-size-asian="20pt" style:font-weight-asian="bold" style:font-name-complex="Times New Roman1" style:font-size-complex="20pt" style:font-weight-complex="bold"/>
    </style:style>
    <style:style style:name="P8" style:family="paragraph" style:parent-style-name="Standard">
      <style:text-properties style:font-name="Helvetica1" fo:font-size="20pt" fo:language="en" fo:country="US" fo:font-weight="bold" officeooo:paragraph-rsid="00084b4b" style:font-size-asian="20pt" style:font-weight-asian="bold" style:font-name-complex="Times New Roman1" style:font-size-complex="20pt" style:font-weight-complex="bold"/>
    </style:style>
    <style:style style:name="P9" style:family="paragraph" style:parent-style-name="Standard">
      <style:text-properties style:font-name="Helvetica1" fo:font-size="20pt" fo:font-weight="bold" officeooo:paragraph-rsid="00075a40" style:font-size-asian="20pt" style:font-weight-asian="bold" style:font-name-complex="Times New Roman1" style:font-size-complex="20pt" style:font-weight-complex="bold"/>
    </style:style>
    <style:style style:name="P10" style:family="paragraph" style:parent-style-name="Standard">
      <style:text-properties style:font-name="Helvetica1" fo:font-size="20pt" fo:font-weight="bold" officeooo:paragraph-rsid="0007ff7e" style:font-size-asian="20pt" style:font-weight-asian="bold" style:font-name-complex="Times New Roman1" style:font-size-complex="20pt" style:font-weight-complex="bold"/>
    </style:style>
    <style:style style:name="P11" style:family="paragraph" style:parent-style-name="Standard">
      <style:text-properties style:font-name="Helvetica1" fo:font-size="20pt" fo:font-weight="bold" officeooo:rsid="0007ff7e" officeooo:paragraph-rsid="0007ff7e" style:font-size-asian="20pt" style:font-weight-asian="bold" style:font-name-complex="Times New Roman1" style:font-size-complex="20pt" style:font-weight-complex="bold"/>
    </style:style>
    <style:style style:name="P12" style:family="paragraph" style:parent-style-name="Standard">
      <style:text-properties style:font-name="Helvetica1" fo:font-size="20pt" fo:font-weight="bold" officeooo:rsid="0007ff7e" officeooo:paragraph-rsid="000b1dc6" style:font-size-asian="20pt" style:font-weight-asian="bold" style:font-name-complex="Times New Roman1" style:font-size-complex="20pt" style:font-weight-complex="bold"/>
    </style:style>
    <style:style style:name="P13" style:family="paragraph" style:parent-style-name="Standard">
      <style:text-properties style:font-name="Helvetica1" fo:font-size="20pt" fo:font-weight="bold" officeooo:paragraph-rsid="00084b4b" style:font-size-asian="20pt" style:font-weight-asian="bold" style:font-name-complex="Times New Roman1" style:font-size-complex="20pt" style:font-weight-complex="bold"/>
    </style:style>
    <style:style style:name="P14" style:family="paragraph" style:parent-style-name="Standard">
      <style:text-properties style:font-name="Helvetica1" fo:font-size="20pt" fo:font-weight="bold" officeooo:rsid="00075a40" officeooo:paragraph-rsid="00075a40" style:font-size-asian="20pt" style:font-weight-asian="bold" style:font-name-complex="Times New Roman1" style:font-size-complex="20pt"/>
    </style:style>
    <style:style style:name="P15" style:family="paragraph" style:parent-style-name="Standard">
      <style:text-properties style:font-name="Helvetica1" style:font-name-complex="Times New Roman1"/>
    </style:style>
    <style:style style:name="P16" style:family="paragraph" style:parent-style-name="Standard">
      <style:text-properties style:font-name="Helvetica1" fo:font-size="26pt" fo:font-weight="bold" officeooo:rsid="0007ff7e" officeooo:paragraph-rsid="000b1dc6" style:font-size-asian="26pt" style:font-weight-asian="bold" style:font-name-complex="Times New Roman1" style:font-size-complex="26pt" style:font-weight-complex="bold"/>
    </style:style>
    <style:style style:name="P17" style:family="paragraph" style:parent-style-name="Standard">
      <style:text-properties style:font-name="Helvetica1" fo:font-size="28pt" style:font-size-asian="28pt" style:font-name-complex="Times New Roman1" style:font-size-complex="28pt"/>
    </style:style>
    <style:style style:name="P18" style:family="paragraph" style:parent-style-name="Standard">
      <style:text-properties officeooo:paragraph-rsid="0005b7dc"/>
    </style:style>
    <style:style style:name="P19" style:family="paragraph" style:parent-style-name="Standard">
      <style:text-properties officeooo:paragraph-rsid="00075a40"/>
    </style:style>
    <style:style style:name="P20" style:family="paragraph" style:parent-style-name="Standard">
      <style:text-properties officeooo:paragraph-rsid="0007ff7e"/>
    </style:style>
    <style:style style:name="P21" style:family="paragraph" style:parent-style-name="Standard">
      <style:text-properties officeooo:paragraph-rsid="00084b4b"/>
    </style:style>
    <style:style style:name="P22" style:family="paragraph" style:parent-style-name="Standard">
      <style:text-properties officeooo:paragraph-rsid="000b1dc6"/>
    </style:style>
    <style:style style:name="P23" style:family="paragraph" style:parent-style-name="Standard">
      <style:text-properties fo:color="#000000" style:font-name="Helvetica1" fo:font-size="20pt" officeooo:rsid="00084b4b" officeooo:paragraph-rsid="00096d82" fo:background-color="#ffffff" style:font-size-asian="20pt" style:font-name-complex="Helvetica2" style:font-size-complex="11.5pt"/>
    </style:style>
    <style:style style:name="P24" style:family="paragraph" style:parent-style-name="Standard">
      <style:paragraph-properties fo:margin-top="0cm" fo:margin-bottom="0cm" loext:contextual-spacing="false" fo:line-height="100%"/>
      <style:text-properties style:font-name="Helvetica1" style:font-name-complex="Times New Roman1"/>
    </style:style>
    <style:style style:name="P25" style:family="paragraph" style:parent-style-name="Standard">
      <style:paragraph-properties fo:margin-top="0cm" fo:margin-bottom="0cm" loext:contextual-spacing="false" fo:line-height="100%"/>
      <style:text-properties style:font-name="Helvetica1" fo:font-size="12pt" fo:font-weight="bold" style:font-size-asian="12pt" style:font-weight-asian="bold" style:font-name-complex="Times New Roman1"/>
    </style:style>
    <style:style style:name="P26" style:family="paragraph" style:parent-style-name="Heading_20_1">
      <style:text-properties officeooo:paragraph-rsid="00084b4b"/>
    </style:style>
    <style:style style:name="P27" style:family="paragraph" style:parent-style-name="Subtitle">
      <style:text-properties style:font-name="Helvetica1" fo:font-size="20pt" fo:font-style="normal" style:font-size-asian="20pt" style:font-style-asian="normal" style:font-name-complex="Times New Roman1"/>
    </style:style>
    <style:style style:name="P28" style:family="paragraph" style:parent-style-name="Subtitle">
      <style:text-properties style:font-name="Helvetica1" fo:font-size="20pt" style:font-size-asian="20pt" style:font-name-complex="Times New Roman1"/>
    </style:style>
    <style:style style:name="P29" style:family="paragraph" style:parent-style-name="Subtitle">
      <style:text-properties style:font-name="Helvetica1" fo:font-size="20pt" fo:font-weight="bold" style:font-size-asian="20pt" style:font-weight-asian="bold" style:font-name-complex="Times New Roman1"/>
    </style:style>
    <style:style style:name="P30" style:family="paragraph" style:parent-style-name="Subtitle">
      <style:text-properties style:font-name="Helvetica1" fo:font-size="28pt" style:font-size-asian="28pt" style:font-name-complex="Times New Roman1" style:font-size-complex="28pt"/>
    </style:style>
    <style:style style:name="P31" style:family="paragraph" style:parent-style-name="Subtitle">
      <style:paragraph-properties fo:text-align="center" style:justify-single-word="false"/>
    </style:style>
    <style:style style:name="P32" style:family="paragraph" style:parent-style-name="Standard">
      <style:text-properties style:font-name="Helvetica" officeooo:paragraph-rsid="0007ff7e"/>
    </style:style>
    <style:style style:name="P33" style:family="paragraph" style:parent-style-name="Heading_20_1">
      <style:text-properties officeooo:paragraph-rsid="000d63c6"/>
    </style:style>
    <style:style style:name="P34" style:family="paragraph" style:parent-style-name="Title" style:master-page-name="Standard">
      <style:paragraph-properties fo:text-align="center" style:justify-single-word="false" style:page-number="auto"/>
    </style:style>
    <style:style style:name="P35" style:family="paragraph" style:parent-style-name="List_20_Paragraph" style:list-style-name="WWNum1">
      <style:paragraph-properties fo:margin-left="0cm" fo:margin-right="0cm" fo:text-indent="0cm" style:auto-text-indent="false"/>
      <style:text-properties officeooo:paragraph-rsid="0005b7dc"/>
    </style:style>
    <style:style style:name="T1" style:family="text">
      <style:text-properties style:font-name="Helvetica1" fo:font-size="54pt" fo:font-weight="bold" style:font-size-asian="54pt" style:font-weight-asian="bold" style:font-name-complex="Times New Roman1" style:font-size-complex="54pt"/>
    </style:style>
    <style:style style:name="T2" style:family="text">
      <style:text-properties style:font-name="Helvetica1" fo:font-size="20pt" fo:font-style="normal" style:font-size-asian="20pt" style:font-style-asian="normal" style:font-name-complex="Times New Roman1"/>
    </style:style>
    <style:style style:name="T3" style:family="text">
      <style:text-properties style:font-name="Helvetica1" fo:font-size="20pt" fo:font-style="italic" style:font-size-asian="20pt" style:font-style-asian="italic" style:font-name-complex="Times New Roman1"/>
    </style:style>
    <style:style style:name="T4" style:family="text">
      <style:text-properties style:font-name="Helvetica1" fo:font-size="20pt" fo:font-style="italic" officeooo:rsid="0005b7dc" style:font-size-asian="20pt" style:font-style-asian="italic" style:font-name-complex="Times New Roman1"/>
    </style:style>
    <style:style style:name="T5" style:family="text">
      <style:text-properties style:font-name="Helvetica1" fo:font-size="20pt" style:font-size-asian="20pt" style:font-name-complex="Times New Roman1" style:font-size-complex="20pt"/>
    </style:style>
    <style:style style:name="T6" style:family="text">
      <style:text-properties style:font-name="Helvetica1" fo:font-size="20pt" officeooo:rsid="00075a40" style:font-size-asian="20pt" style:font-name-complex="Times New Roman1" style:font-size-complex="20pt"/>
    </style:style>
    <style:style style:name="T7" style:family="text">
      <style:text-properties style:font-name="Helvetica1" fo:font-size="20pt" officeooo:rsid="0007ff7e" style:font-size-asian="20pt" style:font-name-complex="Times New Roman1" style:font-size-complex="20pt"/>
    </style:style>
    <style:style style:name="T8" style:family="text">
      <style:text-properties style:font-name="Helvetica1" fo:font-size="20pt" fo:font-weight="bold" officeooo:rsid="0007ff7e" style:font-size-asian="20pt" style:font-weight-asian="bold" style:font-name-complex="Times New Roman1" style:font-size-complex="20pt" style:font-weight-complex="bold"/>
    </style:style>
    <style:style style:name="T9" style:family="text">
      <style:text-properties style:font-name="Helvetica1" fo:font-size="20pt" fo:language="en" fo:country="US" style:font-size-asian="20pt" style:font-name-complex="Times New Roman1" style:font-size-complex="20pt"/>
    </style:style>
    <style:style style:name="T10" style:family="text">
      <style:text-properties style:font-name="Helvetica1" fo:font-size="20pt" fo:language="en" fo:country="US" officeooo:rsid="0005b7dc" style:font-size-asian="20pt" style:font-name-complex="Times New Roman1" style:font-size-complex="20pt"/>
    </style:style>
    <style:style style:name="T11" style:family="text">
      <style:text-properties style:font-name="Helvetica1" fo:font-size="20pt" fo:language="en" fo:country="US" officeooo:rsid="0007ff7e" style:font-size-asian="20pt" style:font-name-complex="Times New Roman1" style:font-size-complex="20pt"/>
    </style:style>
    <style:style style:name="T12" style:family="text">
      <style:text-properties style:font-name="Helvetica1" fo:font-size="20pt" fo:language="en" fo:country="US" fo:font-weight="bold" style:font-size-asian="20pt" style:font-weight-asian="bold" style:font-name-complex="Times New Roman1" style:font-size-complex="20pt" style:font-weight-complex="bold"/>
    </style:style>
    <style:style style:name="T13" style:family="text">
      <style:text-properties style:font-name="Helvetica1" fo:font-size="20pt" fo:language="en" fo:country="US" fo:font-weight="bold" officeooo:rsid="00075a40" style:font-size-asian="20pt" style:font-weight-asian="bold" style:font-name-complex="Times New Roman1" style:font-size-complex="20pt" style:font-weight-complex="bold"/>
    </style:style>
    <style:style style:name="T14" style:family="text">
      <style:text-properties style:font-name="Helvetica1" fo:font-size="28pt" style:font-size-asian="28pt" style:font-name-complex="Times New Roman1" style:font-size-complex="28pt"/>
    </style:style>
    <style:style style:name="T15" style:family="text">
      <style:text-properties style:font-name="Helvetica1" fo:font-size="28pt" officeooo:rsid="0005b7dc" style:font-size-asian="28pt" style:font-name-complex="Times New Roman1" style:font-size-complex="28pt"/>
    </style:style>
    <style:style style:name="T16" style:family="text">
      <style:text-properties style:font-name="Helvetica1" fo:font-size="32pt" fo:font-weight="bold" style:font-size-asian="32pt" style:font-weight-asian="bold" style:font-name-complex="Times New Roman1" style:font-size-complex="32pt"/>
    </style:style>
    <style:style style:name="T17" style:family="text">
      <style:text-properties style:font-name="Helvetica1" fo:font-size="32pt" fo:font-weight="bold" officeooo:rsid="0005b7dc" style:font-size-asian="32pt" style:font-weight-asian="bold" style:font-name-complex="Times New Roman1" style:font-size-complex="32pt"/>
    </style:style>
    <style:style style:name="T18" style:family="text">
      <style:text-properties style:font-name="Helvetica1" fo:font-size="32pt" fo:font-weight="bold" officeooo:rsid="0005b7dc" style:font-size-asian="32pt" style:font-weight-asian="bold" style:font-name-complex="Times New Roman1" style:font-size-complex="32pt" style:font-weight-complex="bold"/>
    </style:style>
    <style:style style:name="T19" style:family="text">
      <style:text-properties style:font-name="Helvetica1" fo:font-size="32pt" fo:font-weight="bold" officeooo:rsid="00075a40" style:font-size-asian="32pt" style:font-weight-asian="bold" style:font-name-complex="Times New Roman1" style:font-size-complex="32pt"/>
    </style:style>
    <style:style style:name="T20" style:family="text">
      <style:text-properties style:font-name="Helvetica1" fo:font-size="32pt" fo:font-weight="bold" officeooo:rsid="00084b4b" style:font-size-asian="32pt" style:font-weight-asian="bold" style:font-name-complex="Times New Roman1" style:font-size-complex="32pt"/>
    </style:style>
    <style:style style:name="T21" style:family="text">
      <style:text-properties style:font-name="Helvetica1" fo:font-size="26pt" fo:font-weight="bold" style:font-size-asian="26pt" style:font-weight-asian="bold" style:font-name-complex="Times New Roman1"/>
    </style:style>
    <style:style style:name="T22" style:family="text">
      <style:text-properties style:font-name="Helvetica1" fo:font-size="26pt" fo:font-weight="bold" style:font-size-asian="26pt" style:font-weight-asian="bold" style:font-name-complex="Times New Roman1" style:font-size-complex="26pt" style:font-weight-complex="bold"/>
    </style:style>
    <style:style style:name="T23" style:family="text">
      <style:text-properties style:font-name="Helvetica1" fo:font-size="26pt" fo:font-weight="bold" officeooo:rsid="0005b7dc" style:font-size-asian="26pt" style:font-weight-asian="bold" style:font-name-complex="Times New Roman1" style:font-size-complex="26pt" style:font-weight-complex="bold"/>
    </style:style>
    <style:style style:name="T24" style:family="text">
      <style:text-properties style:font-name="Helvetica1" fo:font-size="26pt" fo:font-weight="bold" officeooo:rsid="00075a40" style:font-size-asian="26pt" style:font-weight-asian="bold" style:font-name-complex="Times New Roman1" style:font-size-complex="26pt" style:font-weight-complex="bold"/>
    </style:style>
    <style:style style:name="T25" style:family="text">
      <style:text-properties style:font-name="Helvetica1" fo:font-size="26pt" fo:font-weight="bold" officeooo:rsid="0007ff7e" style:font-size-asian="26pt" style:font-weight-asian="bold" style:font-name-complex="Times New Roman1" style:font-size-complex="26pt" style:font-weight-complex="bold"/>
    </style:style>
    <style:style style:name="T26" style:family="text">
      <style:text-properties style:font-name="Helvetica1" fo:font-size="26pt" fo:font-weight="bold" officeooo:rsid="00084b4b" style:font-size-asian="26pt" style:font-weight-asian="bold" style:font-name-complex="Times New Roman1" style:font-size-complex="26pt" style:font-weight-complex="bold"/>
    </style:style>
    <style:style style:name="T27" style:family="text">
      <style:text-properties style:font-name="Helvetica1" fo:font-size="26pt" fo:font-weight="bold" officeooo:rsid="00084b4b" style:font-size-asian="26pt" style:font-weight-asian="bold" style:font-name-complex="Times New Roman1"/>
    </style:style>
    <style:style style:name="T28" style:family="text">
      <style:text-properties style:font-name="Helvetica1" fo:font-size="26pt" fo:font-weight="bold" officeooo:rsid="00096d82" style:font-size-asian="26pt" style:font-weight-asian="bold" style:font-name-complex="Times New Roman1"/>
    </style:style>
    <style:style style:name="T29" style:family="text">
      <style:text-properties style:text-position="super 58%" style:font-name="Helvetica1" fo:font-size="28pt" officeooo:rsid="0005b7dc" style:font-size-asian="28pt" style:font-name-complex="Times New Roman1" style:font-size-complex="28pt"/>
    </style:style>
    <style:style style:name="T30" style:family="text">
      <style:text-properties fo:font-size="20pt" style:font-size-asian="20pt" style:font-size-complex="20pt"/>
    </style:style>
    <style:style style:name="T31" style:family="text">
      <style:text-properties fo:font-size="20pt" officeooo:rsid="0007ff7e" style:font-size-asian="20pt" style:font-size-complex="20pt"/>
    </style:style>
    <style:style style:name="T32" style:family="text">
      <style:text-properties fo:font-size="20pt" officeooo:rsid="00084b4b" style:font-size-asian="20pt" style:font-size-complex="20pt"/>
    </style:style>
    <style:style style:name="T33" style:family="text">
      <style:text-properties fo:color="#000000" style:font-name="Helvetica1" fo:font-size="20pt" officeooo:rsid="00084b4b" fo:background-color="#ffffff" loext:char-shading-value="0" style:font-size-asian="20pt" style:font-name-complex="Helvetica2" style:font-size-complex="11.5pt"/>
    </style:style>
    <style:style style:name="T34" style:family="text">
      <style:text-properties fo:color="#000000" style:font-name="Helvetica1" fo:font-size="20pt" officeooo:rsid="00096d82" fo:background-color="#ffffff" loext:char-shading-value="0" style:font-size-asian="20pt" style:font-name-complex="Helvetica2" style:font-size-complex="11.5pt"/>
    </style:style>
    <style:style style:name="T35" style:family="text">
      <style:text-properties fo:color="#000000" style:font-name="Helvetica1" fo:font-size="20pt" officeooo:rsid="000b9413" fo:background-color="#ffffff" loext:char-shading-value="0" style:font-size-asian="20pt" style:font-name-complex="Helvetica2" style:font-size-complex="11.5pt"/>
    </style:style>
    <style:style style:name="T36" style:family="text">
      <style:text-properties style:font-name="Noto Sans CJK SC Bold" fo:font-size="54pt" fo:font-weight="bold" style:font-size-asian="54pt" style:font-weight-asian="bold" style:font-name-complex="Times New Roman1" style:font-size-complex="54pt"/>
    </style:style>
    <style:style style:name="T37" style:family="text">
      <style:text-properties officeooo:rsid="000c50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Software </text:span><text:span text:style-name="T36">Requirements</text:span><text:span text:style-name="T1"> Specification</text:span></text:p>
      <text:p text:style-name="P27"><text:span text:style-name="Subtle_20_Emphasis"/></text:p>
      <text:p text:style-name="P31"><text:span text:style-name="Subtle_20_Emphasis"><text:span text:style-name="T2">for</text:span></text:span></text:p>
      <text:p text:style-name="P31"><text:span text:style-name="T3">Weatherly Weather App</text:span><text:span text:style-name="T4">lication</text:span><text:span text:style-name="T3"> for Android Operating System </text:span></text:p>
      <text:p text:style-name="P28"/>
      <text:p text:style-name="P30">Version 1.0 approved</text:p>
      <text:p text:style-name="P30">Prepared by Kaustav Ghosh, Ankita Maity, Madhusree Mandal and Sanchari Dey.</text:p>
      <text:p text:style-name="P30">Maulana Abul Kalam Azad University of Technology</text:p>
      <text:p text:style-name="P17"/>
      <text:p text:style-name="Subtitle"><text:span text:style-name="T15">9</text:span><text:span text:style-name="T29">th</text:span><text:span text:style-name="T15"> A</text:span><text:span text:style-name="T14">pril, </text:span><text:bookmark text:name="_Toc441230970"/><text:span text:style-name="T14">2018</text:span></text:p>
      <text:p text:style-name="P1"/>
      <text:p text:style-name="P29"><text:soft-page-break/>Revision History</text:p>
      <table:table table:name="Table1" table:style-name="Table1">
        <table:table-column table:style-name="Table1.A" table:number-columns-repeated="4"/>
        <table:table-row table:style-name="Table1.1">
          <table:table-cell table:style-name="Table1.A1" office:value-type="string">
            <text:p text:style-name="P25">Name </text:p>
          </table:table-cell>
          <table:table-cell table:style-name="Table1.A1" office:value-type="string">
            <text:p text:style-name="P25">Date</text:p>
          </table:table-cell>
          <table:table-cell table:style-name="Table1.A1" office:value-type="string">
            <text:p text:style-name="P25">Reasons For Change</text:p>
          </table:table-cell>
          <table:table-cell table:style-name="Table1.A1" office:value-type="string">
            <text:p text:style-name="P25">Version</text:p>
          </table:table-cell>
        </table:table-row>
        <table:table-row table:style-name="Table1.1">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row>
        <table:table-row table:style-name="Table1.1">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row>
      </table:table>
      <text:p text:style-name="P15"/>
      <text:p text:style-name="P15"/>
      <text:list xml:id="list1077795793" text:style-name="WWNum1">
        <text:list-header>
          <text:p text:style-name="P35"><text:span text:style-name="T17">1. I</text:span><text:span text:style-name="T16">ntroduction</text:span></text:p>
          <text:list>
            <text:list-item>
              <text:list>
                <text:list-header>
                  <text:p text:style-name="P35"><text:span text:style-name="T18"><text:s text:c="3"/></text:span><text:span text:style-name="T23">1.1 Pu</text:span><text:span text:style-name="T22">rpose </text:span></text:p>
                </text:list-header>
              </text:list>
            </text:list-item>
          </text:list>
        </text:list-header>
      </text:list>
      <text:p text:style-name="P18"><text:span text:style-name="T9">The Android application ‘Weatherly’ has been developed to provide users with an efficient way of checking the daily weather at their location as well as any other location which they can choose on the world map. It can also remind users to take necessary equipment with them when they are travel</text:span><text:span text:style-name="T10">l</text:span><text:span text:style-name="T9">ing to a different place. The release number of the Weatherly application is 1.0.</text:span></text:p>
      <text:p text:style-name="P4"/>
      <text:p text:style-name="P18"><text:span text:style-name="T23"><text:s text:c="3"/>1.2 D</text:span><text:span text:style-name="T22">ocument Conventions</text:span></text:p>
      <text:p text:style-name="P5">While writing this SRS document, we have used <text:span text:style-name="T37">Helvetica as the </text:span>font with size <text:span text:style-name="T37">26</text:span> <text:span text:style-name="T37">for the </text:span>headings of points, <text:span text:style-name="T37">and </text:span>with size 20 for explaining the points in detail. Every requirement statement <text:span text:style-name="T37">has</text:span> its own priority.</text:p>
      <text:p text:style-name="P5"/>
      <text:p text:style-name="P19"><text:soft-page-break/><text:span text:style-name="T13"><text:s text:c="3"/></text:span><text:span text:style-name="T24">1.3 I</text:span><text:span text:style-name="T22">ntended Audience and Reading Suggestions</text:span></text:p>
      <text:p text:style-name="P5">This SRS document is intended for the use of developers, project managers, marketing staff, users, testers, teachers and documentation writers. The SRS contains details of the project scope, functions, operating environments, hardware and software interfaces. This SRS document should be read from the beginning to the end to understand it completely.</text:p>
      <text:p text:style-name="P7"/>
      <text:p text:style-name="P19"><text:span text:style-name="T24"><text:s text:c="3"/>1.4 Pr</text:span><text:span text:style-name="T22">oduct Scope</text:span></text:p>
      <text:p text:style-name="P19"><text:span text:style-name="T5">The main purpose of the app</text:span><text:span text:style-name="T6">lication</text:span><text:span text:style-name="T5"> is to provide accurate and speedy access to weather information which may enable the user to be prepared for any unforeseen weather conditions and take actions accordingly.</text:span></text:p>
      <text:p text:style-name="P9"/>
      <text:p text:style-name="P19"><text:span text:style-name="T24"><text:s text:c="3"/>1.5 Re</text:span><text:span text:style-name="T22">ferences</text:span></text:p>
      <text:p text:style-name="P19"><text:span text:style-name="T5">Th</text:span><text:span text:style-name="T6">is</text:span><text:span text:style-name="T5"> SRS </text:span><text:span text:style-name="T6">document </text:span><text:span text:style-name="T5">refers to the SRS template specified by </text:span><text:span text:style-name="T6">the </text:span><text:span text:style-name="T5">IEEE as found on the internet.</text:span></text:p>
      <text:p text:style-name="P14"/>
      <text:p text:style-name="P14"/>
      <text:p text:style-name="P19"><text:soft-page-break/><text:span text:style-name="T19">2. O</text:span><text:span text:style-name="T16">verall Description</text:span></text:p>
      <text:p text:style-name="P19"><text:span text:style-name="T24"><text:s text:c="3"/>2.1 P</text:span><text:span text:style-name="T22">oduct Perspective</text:span></text:p>
      <text:p text:style-name="P20"><text:span text:style-name="T5">Since ancient times weather has been a very important part of our daily lives. We have used several means of predicting the weather by using signs of nature which were interpreted to provide an idea about how the day is likely to be, to the more complex way of predicting the daily weather based on cloud cover, amount of sunshine and personal experience. However, with modern scientific breakthroughs it is now possible to accurately predict the weather for days, weeks or even months in advance. How do we access the weather information, though? We can read newspapers, watch news channels but in our fast paced lives we get very little time to sit in front of a newspaper or news channel to get the weather updates. So the most efficient way to get the updates would be via an Android application. Through this app, users will be able to check the daily weather </text:span><text:bookmark text:name="__DdeLink__553_3255660125"/><text:span text:style-name="T5">easily.</text:span></text:p>
      <text:p text:style-name="P10"/>
      <text:p text:style-name="P16"><text:s text:c="3"/></text:p>
      <text:p text:style-name="P16"/>
      <text:p text:style-name="P22"><text:soft-page-break/><text:span text:style-name="T25"><text:s text:c="3"/>2.2 Pr</text:span><text:span text:style-name="T22">oduct Functions</text:span></text:p>
      <text:p text:style-name="P32"><text:span text:style-name="T30">The app</text:span><text:span text:style-name="T31">lication</text:span><text:span text:style-name="T30"> will provide basic weather data. On </text:span><text:span text:style-name="T32">signing</text:span><text:span text:style-name="T30"> in </text:span><text:span text:style-name="T31">through their Google or Facebook accounts, </text:span><text:span text:style-name="T30">the user will be provided with weather data in the form of vertical scroll cards. On scrolling down we will get </text:span><text:span text:style-name="T31">a </text:span><text:span text:style-name="T30">brief </text:span><text:span text:style-name="T31">overview of the </text:span><text:span text:style-name="T30">weather data of the days of the </text:span><text:span text:style-name="T31">current </text:span><text:span text:style-name="T30">week. On tapping a particular day </text:span><text:span text:style-name="T31">in the </text:span><text:span text:style-name="T30">weather card, we will go to another page which will contain detailed weather information like barometric pressure, UV index, wind speed etc.</text:span></text:p>
      <text:p text:style-name="P11"/>
      <text:p text:style-name="P20"><text:span text:style-name="T8"><text:s text:c="3"/></text:span><text:span text:style-name="T25">2.3 U</text:span><text:span text:style-name="T22">ser Classes and Characteristics</text:span></text:p>
      <text:p text:style-name="P3">This application can be used by anyone with an Android based smartphone, an internet access and a basic knowledge of English.</text:p>
      <text:p text:style-name="P12"/>
      <text:p text:style-name="P22"><text:span text:style-name="T8"><text:s text:c="3"/></text:span><text:span text:style-name="T25">2.4 O</text:span><text:span text:style-name="T22">perating Environment</text:span></text:p>
      <text:p text:style-name="P20"><text:span text:style-name="T9">The application will run on the Android operating system for mobile devices. The app will be supported for Android versions 4.4 KitKat and </text:span><text:span text:style-name="T11">for all </text:span><text:span text:style-name="T9">later </text:span><text:span text:style-name="T11">versions of Android.</text:span></text:p>
      <text:p text:style-name="P20"><text:soft-page-break/><text:span text:style-name="T25"><text:s text:c="3"/>2.5 De</text:span><text:span text:style-name="T22">sign and Implementation Constraints</text:span></text:p>
      <text:p text:style-name="P21"><text:span text:style-name="T5">A G</text:span><text:span text:style-name="T7">oogle</text:span><text:span text:style-name="T5"> or Facebook account is necessary for signing in to the application.</text:span></text:p>
      <text:p text:style-name="P13"/>
      <text:p text:style-name="P21"><text:span text:style-name="T26"><text:s text:c="3"/>2.6 U</text:span><text:span text:style-name="T22">ser Documentation</text:span></text:p>
      <text:p text:style-name="P6">The application will not come with any user manuals except for the usual in-app instructions.</text:p>
      <text:p text:style-name="P8"/>
      <text:p text:style-name="P21"><text:span text:style-name="T12"><text:s text:c="3"/></text:span><text:span text:style-name="T26">2.7 As</text:span><text:span text:style-name="T22">sumptions and Dependencies</text:span></text:p>
      <text:p text:style-name="P2">There are no assumptions or dependencies.</text:p>
      <text:p text:style-name="P2"/>
      <text:p text:style-name="P2"/>
      <text:p text:style-name="P2"/>
      <text:p text:style-name="P15"/>
      <text:h text:style-name="P26" text:outline-level="1"><text:soft-page-break/><text:span text:style-name="T20">3. Ex</text:span><text:span text:style-name="T16">ternal Interface Requirements</text:span></text:h>
      <text:h text:style-name="P33" text:outline-level="1"><text:span text:style-name="T27"><text:s text:c="3"/>3.1 So</text:span><text:span text:style-name="T21">ftware Interfaces</text:span></text:h>
      <text:h text:style-name="P33" text:outline-level="1"><text:span text:style-name="T33">For developing this application </text:span><text:span text:style-name="T34">within the stipulated time period</text:span><text:span text:style-name="T33">, Java </text:span><text:span text:style-name="T34">on</text:span><text:span text:style-name="T33"> Android SDK h</text:span><text:span text:style-name="T34">as</text:span><text:span text:style-name="T33"> been used.</text:span></text:h>
      <text:p text:style-name="P23"/>
      <text:h text:style-name="P33" text:outline-level="1"><text:span text:style-name="T28"><text:s text:c="3"/>3.2 Ha</text:span><text:span text:style-name="T21">rdware Interfaces</text:span></text:h>
      <text:h text:style-name="P33" text:outline-level="1"><text:span text:style-name="T35">Any Android device with 1 GB of RAM and 8 GB of internal storage should be able to run this application smoothly.</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elvetica" svg:font-family="Helvetica" style:font-family-generic="swiss"/>
    <style:font-face style:name="Calibri" svg:font-family="Calibri" style:font-family-generic="roman" style:font-pitch="variable"/>
    <style:font-face style:name="Helvetica1" svg:font-family="Helvetica"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Noto Sans CJK SC Bold" svg:font-family="'Noto Sans CJK SC Bold'" style:font-family-generic="swiss" style:font-pitch="variable"/>
    <style:font-face style:name="DejaVu Sans" svg:font-family="'DejaVu Sans'" style:font-family-generic="system" style:font-pitch="variable"/>
    <style:font-face style:name="Helvetica2"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706cm" fo:margin-bottom="0.071cm" loext:contextual-spacing="false" fo:line-height="100%" fo:keep-together="always" fo:keep-with-next="always"/>
      <style:text-properties fo:color="#000000" style:font-name="Times New Roman" fo:font-family="'Times New Roman'" style:font-family-generic="roman" style:font-pitch="variable" fo:font-size="18pt"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0%" fo:keep-together="always" fo:keep-with-next="always"/>
      <style:text-properties fo:color="#000000" style:font-name="Times New Roman" fo:font-family="'Times New Roman'"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000000" style:font-name="Times New Roman" fo:font-family="'Times New Roman'"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000000"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text-transform="uppercase" fo:color="#000000" style:font-name="Times New Roman" fo:font-family="'Times New Roman'"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text-transform="uppercase" fo:color="#000000" style:font-name="Times New Roman" fo:font-family="'Times New Roman'"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000000" style:font-name="Times New Roman" fo:font-family="'Times New Roman'"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000000" style:font-name="Times New Roman" fo:font-family="'Times New Roman'"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000000" style:font-name="Times New Roman" fo:font-family="'Times New Roman'"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caption" style:family="paragraph" style:parent-style-name="Standard" style:next-style-name="Standard" style:default-outline-level="">
      <style:paragraph-properties fo:line-height="100%"/>
      <style:text-properties fo:font-variant="small-caps" fo:color="#000000"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85%"/>
      <style:text-properties fo:text-transform="uppercase" fo:color="#000000" style:font-name="Times New Roman" fo:font-family="'Times New Roman'" style:font-family-generic="roman" style:font-pitch="variable" fo:font-size="36pt" fo:letter-spacing="-0.026cm" style:font-name-asian="DejaVu Sans" style:font-family-asian="'DejaVu Sans'" style:font-family-generic-asian="system" style:font-pitch-asian="variable" style:font-size-asian="36pt" style:font-name-complex="DejaVu Sans" style:font-family-complex="'DejaVu Sans'" style:font-family-generic-complex="system" style:font-pitch-complex="variable" style:font-size-complex="36pt"/>
    </style:style>
    <style:style style:name="Subtitle" style:family="paragraph" style:parent-style-name="Standard" style:next-style-name="Standard" style:default-outline-level="" style:class="chapter">
      <style:paragraph-properties fo:margin-top="0cm" fo:margin-bottom="0.423cm" loext:contextual-spacing="false" fo:line-height="100%"/>
      <style:text-properties fo:color="#000000" style:font-name="Times New Roman" fo:font-family="'Times New Roman'"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OCEntry" style:family="paragraph" style:parent-style-name="Standard" style:default-outline-level="">
      <style:paragraph-properties fo:margin-top="0.212cm" fo:margin-bottom="0.423cm" loext:contextual-spacing="false" style:line-height-at-least="0.423cm" fo:keep-together="always" fo:keep-with-next="always"/>
      <style:text-properties style:font-name="Times" fo:font-family="Times"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No_20_Spacing" style:display-name="No Spacing" style:family="paragraph" style:default-outline-level="">
      <style:paragraph-properties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0cm" fo:margin-top="0.212cm" fo:margin-bottom="0.212cm" loext:contextual-spacing="false" fo:text-indent="0cm" style:auto-text-indent="false"/>
      <style:text-properties fo:color="#000000" fo:font-size="12pt" style:font-size-asian="12pt" style:font-size-complex="12pt"/>
    </style:style>
    <style:style style:name="Intense_20_Quote" style:display-name="Intense Quote" style:family="paragraph" style:parent-style-name="Standard" style:next-style-name="Standard" style:default-outline-level="">
      <style:paragraph-properties fo:margin-left="1.27cm" fo:margin-right="0cm" fo:margin-top="0.494cm" fo:margin-bottom="0.423cm" loext:contextual-spacing="false" fo:line-height="100%" fo:text-align="center" style:justify-single-word="false" fo:text-indent="0cm" style:auto-text-indent="false"/>
      <style:text-properties fo:color="#000000" style:font-name="Times New Roman" fo:font-family="'Times New Roman'" style:font-family-generic="roman" style:font-pitch="variable" fo:font-size="16pt" fo:letter-spacing="-0.011cm"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fo:text-transform="uppercase" fo:color="#000000" style:font-name="Times New Roman" fo:font-family="'Times New Roman'" style:font-family-generic="roman" style:font-pitch="variable" fo:font-size="36pt" fo:letter-spacing="-0.026cm" style:font-name-asian="DejaVu Sans" style:font-family-asian="'DejaVu Sans'" style:font-family-generic-asian="system" style:font-pitch-asian="variable" style:font-size-asian="36pt" style:font-name-complex="DejaVu Sans" style:font-family-complex="'DejaVu Sans'" style:font-family-generic-complex="system" style:font-pitch-complex="variable" style:font-size-complex="36pt"/>
    </style:style>
    <style:style style:name="Subtitle_20_Char" style:display-name="Subtitle Char" style:family="text" style:parent-style-name="Default_20_Paragraph_20_Font">
      <style:text-properties fo:color="#000000" style:font-name="Times New Roman" fo:font-family="'Times New Roman'"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Heading_20_1_20_Char" style:display-name="Heading 1 Char" style:family="text" style:parent-style-name="Default_20_Paragraph_20_Font">
      <style:text-properties fo:color="#000000" style:font-name="Times New Roman" fo:font-family="'Times New Roman'" style:font-family-generic="roman" style:font-pitch="variable" fo:font-size="18pt"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Heading_20_2_20_Char" style:display-name="Heading 2 Char" style:family="text" style:parent-style-name="Default_20_Paragraph_20_Font">
      <style:text-properties fo:color="#000000" style:font-name="Times New Roman" fo:font-family="'Times New Roman'"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style:text-properties fo:color="#000000" style:font-name="Times New Roman" fo:font-family="'Times New Roman'"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_20_Char" style:display-name="Heading 4 Char" style:family="text" style:parent-style-name="Default_20_Paragraph_20_Font">
      <style:text-properties fo:color="#000000"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5_20_Char" style:display-name="Heading 5 Char" style:family="text" style:parent-style-name="Default_20_Paragraph_20_Font">
      <style:text-properties fo:text-transform="uppercase" fo:color="#000000" style:font-name="Times New Roman" fo:font-family="'Times New Roman'"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text-transform="uppercase" fo:color="#000000" style:font-name="Times New Roman" fo:font-family="'Times New Roman'"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000000" style:font-name="Times New Roman" fo:font-family="'Times New Roman'"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000000" style:font-name="Times New Roman" fo:font-family="'Times New Roman'"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9_20_Char" style:display-name="Heading 9 Char" style:family="text" style:parent-style-name="Default_20_Paragraph_20_Font">
      <style:text-properties fo:color="#000000" style:font-name="Times New Roman" fo:font-family="'Times New Roman'"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ize="12pt" style:font-size-asian="12pt" style:font-size-complex="12pt"/>
    </style:style>
    <style:style style:name="Intense_20_Quote_20_Char" style:display-name="Intense Quote Char" style:family="text" style:parent-style-name="Default_20_Paragraph_20_Font">
      <style:text-properties fo:color="#000000" style:font-name="Times New Roman" fo:font-family="'Times New Roman'" style:font-family-generic="roman" style:font-pitch="variable" fo:font-size="16pt" fo:letter-spacing="-0.011cm"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style:style>
    <style:style style:name="Intense_20_Reference" style:display-name="Intense Reference" style:family="text" style:parent-style-name="Default_20_Paragraph_20_Font">
      <style:text-properties fo:font-variant="small-caps" fo:color="#000000"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ListLabel_20_1" style:display-name="ListLabel 1" style:family="text">
      <style:text-properties style:font-name="Helvetica1" fo:font-family="Helvetica" style:font-family-generic="roman" style:font-pitch="variable" fo:font-size="20pt" fo:font-weight="bold" style:font-size-asian="20pt"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Helvetica1" fo:font-family="Helvetica" style:font-family-generic="roman" style:font-pitch="variable" fo:font-size="32pt" fo:font-weight="bold" style:font-size-asian="20pt" style:font-weight-asian="bold" style:font-name-complex="Times New Roman1" style:font-family-complex="'Times New Roman'" style:font-family-generic-complex="system" style:font-pitch-complex="variable"/>
    </style:style>
    <style:style style:name="ListLabel_20_3" style:display-name="ListLabel 3" style:family="text">
      <style:text-properties style:font-name="Helvetica1" fo:font-family="Helvetica" style:font-family-generic="roman" style:font-pitch="variable" fo:font-size="26pt" fo:font-weight="bold" style:font-size-asian="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0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ustav;Ankita</meta:initial-creator>
    <meta:editing-cycles>41</meta:editing-cycles>
    <meta:creation-date>2018-03-21T08:39:00</meta:creation-date>
    <dc:date>2018-04-09T16:19:43.425989935</dc:date>
    <dc:language>en-IN</dc:language>
    <meta:editing-duration>PT9H30M40S</meta:editing-duration>
    <meta:generator>LibreOffice/5.4.2.2$Linux_X86_64 LibreOffice_project/40m0$Build-2</meta:generator>
    <meta:document-statistic meta:table-count="1" meta:image-count="0" meta:object-count="0" meta:page-count="7" meta:paragraph-count="44" meta:word-count="658" meta:character-count="4075" meta:non-whitespace-character-count="34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